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1" style:list-style-name="">
      <style:text-properties fo:font-style="normal" officeooo:rsid="00301146" style:font-style-asian="normal" style:font-style-complex="normal"/>
    </style:style>
    <style:style style:name="P2" style:family="paragraph" style:parent-style-name="Quotations">
      <style:text-properties fo:font-weight="bold" officeooo:rsid="003560ed" officeooo:paragraph-rsid="003560ed" style:font-weight-asian="bold" style:font-weight-complex="bold"/>
    </style:style>
    <style:style style:name="P3" style:family="paragraph" style:parent-style-name="Text_20_body">
      <style:text-properties officeooo:paragraph-rsid="003b0381"/>
    </style:style>
    <style:style style:name="P4" style:family="paragraph" style:parent-style-name="Text_20_body">
      <style:text-properties officeooo:rsid="003b0381" officeooo:paragraph-rsid="003b0381"/>
    </style:style>
    <style:style style:name="P5" style:family="paragraph" style:parent-style-name="Standard">
      <style:text-properties fo:font-style="italic" style:font-style-asian="italic" style:font-style-complex="italic"/>
    </style:style>
    <style:style style:name="P6" style:family="paragraph" style:parent-style-name="Text_20_body">
      <style:text-properties fo:font-style="normal" officeooo:rsid="003b0381" officeooo:paragraph-rsid="003b0381" style:font-style-asian="normal" style:font-style-complex="normal"/>
    </style:style>
    <style:style style:name="P7" style:family="paragraph" style:parent-style-name="Quotations">
      <style:text-properties fo:font-style="normal" fo:font-weight="bold" officeooo:rsid="003b0381" officeooo:paragraph-rsid="003b0381" style:font-style-asian="normal" style:font-weight-asian="bold" style:font-style-complex="normal" style:font-weight-complex="bold"/>
    </style:style>
    <style:style style:name="P8" style:family="paragraph" style:parent-style-name="Text_20_body">
      <style:text-properties officeooo:rsid="003cde61" officeooo:paragraph-rsid="003cde61"/>
    </style:style>
    <style:style style:name="P9" style:family="paragraph" style:parent-style-name="Standard">
      <style:text-properties fo:font-style="italic" officeooo:rsid="003cde61" officeooo:paragraph-rsid="003cde61" style:font-style-asian="italic" style:font-style-complex="italic"/>
    </style:style>
    <style:style style:name="P10" style:family="paragraph" style:parent-style-name="Standard">
      <style:text-properties fo:font-style="normal" officeooo:rsid="003cde61" officeooo:paragraph-rsid="003cde61" style:font-style-asian="normal" style:font-style-complex="normal"/>
    </style:style>
    <style:style style:name="P11" style:family="paragraph" style:parent-style-name="Standard">
      <style:text-properties fo:font-style="normal" officeooo:paragraph-rsid="003cde61" style:font-style-asian="normal" style:font-style-complex="normal"/>
    </style:style>
    <style:style style:name="P12" style:family="paragraph" style:parent-style-name="Quotations">
      <style:text-properties fo:font-style="normal" fo:font-weight="bold" officeooo:rsid="003cde61" officeooo:paragraph-rsid="003cde61" style:font-style-asian="normal" style:font-weight-asian="bold" style:font-style-complex="normal" style:font-weight-complex="bold"/>
    </style:style>
    <style:style style:name="P13"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ab-stops>
          <style:tab-stop style:position="0.0484in"/>
        </style:tab-stops>
      </style:paragraph-properties>
      <style:text-properties fo:font-style="normal" fo:font-weight="normal" officeooo:rsid="003cde61" officeooo:paragraph-rsid="003cde61" style:font-style-asian="normal" style:font-weight-asian="normal" style:font-style-complex="normal" style:font-weight-complex="normal"/>
    </style:style>
    <style:style style:name="P1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ab-stops>
          <style:tab-stop style:position="0.0484in"/>
        </style:tab-stops>
      </style:paragraph-properties>
      <style:text-properties fo:font-style="italic" fo:font-weight="normal" officeooo:rsid="003cde61" officeooo:paragraph-rsid="003cde61" style:font-style-asian="italic" style:font-weight-asian="normal" style:font-style-complex="italic" style:font-weight-complex="normal"/>
    </style:style>
    <style:style style:name="P15" style:family="paragraph" style:parent-style-name="Standard">
      <style:text-properties fo:font-style="italic" officeooo:rsid="0040ef03" officeooo:paragraph-rsid="0040ef03" style:font-style-asian="italic" style:font-style-complex="italic"/>
    </style:style>
    <style:style style:name="P16" style:family="paragraph" style:parent-style-name="Quotations">
      <style:text-properties fo:font-style="normal" fo:font-weight="bold" officeooo:rsid="003d807b" officeooo:paragraph-rsid="003d807b" style:font-style-asian="normal" style:font-weight-asian="bold" style:font-style-complex="normal" style:font-weight-complex="bold"/>
    </style:style>
    <style:style style:name="P17" style:family="paragraph" style:parent-style-name="Text_20_body">
      <style:text-properties officeooo:paragraph-rsid="00457a1d"/>
    </style:style>
    <style:style style:name="P18" style:family="paragraph" style:parent-style-name="Text_20_body">
      <style:text-properties officeooo:rsid="003f6934" officeooo:paragraph-rsid="00457a1d"/>
    </style:style>
    <style:style style:name="P19" style:family="paragraph" style:parent-style-name="Standard">
      <style:text-properties fo:font-style="italic" officeooo:paragraph-rsid="00457a1d" style:font-style-asian="italic" style:font-style-complex="italic"/>
    </style:style>
    <style:style style:name="P20" style:family="paragraph" style:parent-style-name="Standard">
      <style:text-properties fo:font-style="italic" officeooo:rsid="00457a1d" officeooo:paragraph-rsid="00457a1d" style:font-style-asian="italic" style:font-style-complex="italic"/>
    </style:style>
    <style:style style:name="P21" style:family="paragraph" style:parent-style-name="Standard">
      <style:text-properties fo:font-style="normal" officeooo:rsid="0045f785" officeooo:paragraph-rsid="0045f785" style:font-style-asian="normal" style:font-style-complex="normal"/>
    </style:style>
    <style:style style:name="P22" style:family="paragraph" style:parent-style-name="Text_20_body">
      <style:text-properties fo:font-style="italic" officeooo:rsid="00457a1d" officeooo:paragraph-rsid="00457a1d" style:font-style-asian="italic" style:font-style-complex="italic"/>
    </style:style>
    <style:style style:name="P23" style:family="paragraph" style:parent-style-name="Text_20_body">
      <style:text-properties fo:font-style="italic" officeooo:rsid="003f6934" officeooo:paragraph-rsid="003f6934" style:font-style-asian="italic" style:font-style-complex="italic"/>
    </style:style>
    <style:style style:name="P24" style:family="paragraph" style:parent-style-name="Text_20_body">
      <style:text-properties officeooo:rsid="003f6934" officeooo:paragraph-rsid="003f6934"/>
    </style:style>
    <style:style style:name="P25" style:family="paragraph" style:parent-style-name="Text_20_body">
      <style:text-properties officeooo:rsid="0045f785" officeooo:paragraph-rsid="0045f785"/>
    </style:style>
    <style:style style:name="T1" style:family="text">
      <style:text-properties fo:font-style="normal" officeooo:rsid="00301146" style:font-style-asian="normal" style:font-style-complex="normal"/>
    </style:style>
    <style:style style:name="T2" style:family="text">
      <style:text-properties fo:font-style="normal" officeooo:rsid="003560ed" style:font-style-asian="normal" style:font-style-complex="normal"/>
    </style:style>
    <style:style style:name="T3" style:family="text">
      <style:text-properties fo:font-style="italic" officeooo:rsid="003560ed" style:font-style-asian="italic" style:font-style-complex="italic"/>
    </style:style>
    <style:style style:name="T4" style:family="text">
      <style:text-properties fo:font-style="italic" officeooo:rsid="003b0381" style:font-style-asian="italic" style:font-style-complex="italic"/>
    </style:style>
    <style:style style:name="T5" style:family="text">
      <style:text-properties fo:font-style="italic" officeooo:rsid="00301146" style:font-style-asian="italic" style:font-style-complex="italic"/>
    </style:style>
    <style:style style:name="T6" style:family="text">
      <style:text-properties fo:font-style="normal" officeooo:rsid="003b0381" style:font-style-asian="norm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3b0381"/>
    </style:style>
    <style:style style:name="T10" style:family="text">
      <style:text-properties officeooo:rsid="003560ed"/>
    </style:style>
    <style:style style:name="T11" style:family="text">
      <style:text-properties fo:font-weight="bold" style:font-weight-asian="bold" style:font-weight-complex="bold"/>
    </style:style>
    <style:style style:name="T12" style:family="text">
      <style:text-properties officeooo:rsid="00301146"/>
    </style:style>
    <style:style style:name="T13" style:family="text">
      <style:text-properties officeooo:rsid="0040ef03"/>
    </style:style>
    <style:style style:name="T14" style:family="text">
      <style:text-properties officeooo:rsid="00457a1d"/>
    </style:style>
    <style:style style:name="T15" style:family="text">
      <style:text-properties fo:font-style="italic" officeooo:rsid="00457a1d" style:font-style-asian="italic" style:font-style-complex="italic"/>
    </style:style>
    <style:style style:name="T16" style:family="text">
      <style:text-properties officeooo:rsid="003f69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eature Extraction and Embeddings</text:h>
      <text:p text:style-name="P2">Data preparation</text:p>
      <text:p text:style-name="P3"><text:span text:style-name="T1">We load and preprocess the dataset </text:span><text:span text:style-name="T2">that we got from the previous tp</text:span><text:span text:style-name="T1">, encoding the </text:span><text:span text:style-name="T3">author</text:span><text:span text:style-name="T1"> </text:span><text:span text:style-name="T2">column</text:span><text:span text:style-name="T1"> using </text:span><text:span text:style-name="T4">One-hot</text:span><text:span text:style-name="T5"> Encoding</text:span><text:span text:style-name="T1"> </text:span><text:span text:style-name="T6">and get new column</text:span><text:span text:style-name="T2"> </text:span><text:span text:style-name="T6">named </text:span><text:span text:style-name="T7">author_encoded </text:span></text:p>
      <text:p text:style-name="P4"><text:span text:style-name="T1">`</text:span><text:span text:style-name="T8">``</text:span></text:p>
      <text:p text:style-name="P5">label_encoder = LabelEncoder()</text:p>
      <text:p text:style-name="P5">df['author_encoded'] = label_encoder.fit_transform(df['author'])</text:p>
      <text:p text:style-name="P6">```</text:p>
      <text:p text:style-name="P4"><text:span text:style-name="T8"/></text:p>
      <text:p text:style-name="P7">Constr<text:tab/>uction of training/test set</text:p>
      <text:p text:style-name="P3"><text:span text:style-name="T9">We </text:span><text:span text:style-name="T10">split the</text:span> dataset into training and test sets (<text:span text:style-name="T10">30% for the test</text:span>) <text:span text:style-name="T9">using </text:span><text:span text:style-name="T4">train_test_split </text:span><text:span text:style-name="T6">and since the dataset is imbalanced, we use the</text:span><text:span text:style-name="T4"> stratify </text:span><text:span text:style-name="T6">parameter to ensure that the distribution of classes in training/test is similar</text:span></text:p>
      <text:p text:style-name="P8"><text:span text:style-name="T6">`</text:span><text:span text:style-name="T8">``</text:span></text:p>
      <text:p text:style-name="P5">x_train, x_test, y_train, y_test = train_test_split(df['text'], df['author_encoded'], test_size=0.3, random_state=0, stratify = df['author_encoded'].values)</text:p>
      <text:p text:style-name="P9">```</text:p>
      <text:p text:style-name="P9"/>
      <text:p text:style-name="P10">we get</text:p>
      <text:p text:style-name="P10">```</text:p>
      <text:p text:style-name="P10"><text:s text:c="6"/><text:span text:style-name="T11">train set </text:span><text:s text:c="8"/><text:span text:style-name="T11">test set</text:span></text:p>
      <text:p text:style-name="P10">0 <text:s text:c="3"/>5529 <text:s text:c="14"/>2369</text:p>
      <text:p text:style-name="P10">2 <text:s text:c="3"/>4230 <text:s text:c="14"/>1813</text:p>
      <text:p text:style-name="P10">1 <text:s text:c="3"/>3944 <text:s text:c="14"/>1691</text:p>
      <text:p text:style-name="P10">``` </text:p>
      <text:p text:style-name="P10">train_set = test_set * 2.33</text:p>
      <text:p text:style-name="P10"/>
      <text:p text:style-name="P11"/>
      <text:p text:style-name="P12">Vectorization methods</text:p>
      <text:p text:style-name="P13">we use two vectorization methods: <text:span text:style-name="T7">frequency</text:span>-<text:span text:style-name="T7">based</text:span> from <text:s/><text:span text:style-name="T5">CountVectorizer</text:span><text:span text:style-name="T12"> </text:span>and <text:span text:style-name="T7">TF-IDF (Term Frequency-Inverse Document Frequency) </text:span>in order to convert raw text data into numerical resresentation that machine learning models can process,<text:span text:style-name="T7"> frequency-based </text:span>will split text into individual words/tokens, count the frequency of each token in the document and generate a matrix where each row refers to a document, each column refers to unique token in the corpus and the valu<text:span text:style-name="T13">e</text:span>s represented are the frequency of each token in that document, for <text:span text:style-name="T7">TF-IDF </text:span>used to evaluate the importance of token is the document relative to the curpos with</text:p>
      <text:p text:style-name="P14">TF(token, document)=(how many time this token appears in the document)/(total tokens in the deocument)</text:p>
      <text:p text:style-name="P11"/>
      <text:p text:style-name="P10"/>
      <text:p text:style-name="P10"/>
      <text:p text:style-name="P10"><text:soft-page-break/>```</text:p>
      <text:p text:style-name="P5">count_vectorizer = CountVectorizer(binary=False,analyzer= 'word', stop_words='english')</text:p>
      <text:p text:style-name="P5">x_train_cv = count_vectorizer.fit_transform(x_train)</text:p>
      <text:p text:style-name="P5">x_test_cv = count_vectorizer.transform(x_test)</text:p>
      <text:p text:style-name="P15">```</text:p>
      <text:p text:style-name="P15"/>
      <text:p text:style-name="P15">```</text:p>
      <text:p text:style-name="P5">tfidf_vectorizer = TfidfVectorizer()</text:p>
      <text:p text:style-name="P5">x_train_tfidf = tfidf_vectorizer.fit_transform(x_train)</text:p>
      <text:p text:style-name="P5">x_test_tfidf = tfidf_vectorizer.transform(x_test)</text:p>
      <text:p text:style-name="P10">```</text:p>
      <text:p text:style-name="P10"/>
      <text:p text:style-name="P16">Train the models and predict</text:p>
      <text:p text:style-name="P17"><text:span text:style-name="T14">We train 3 </text:span><text:span text:style-name="T15">MLP classifier</text:span><text:span text:style-name="T14"> models </text:span><text:span text:style-name="T15">(multilayer perception models)</text:span><text:span text:style-name="T14"> with only one hidden layer which has 100 neurons and 100 max iterations, each model will be trained on the count vectorized training set, tf-idf training set and one-hot encoding training set in order to compare the results we gill get, after creating and training the three models, we will make prediction on the same training set and after displaying the classification report for the three models we get</text:span><text:span text:style-name="T16"><text:line-break/></text:span></text:p>
      <text:p text:style-name="P18">```</text:p>
      <text:p text:style-name="P5">mlp_count = MLPClassifier(hidden_layer_sizes=(100,), max_iter=100, solver='adam', random_state=1)</text:p>
      <text:p text:style-name="P19">mlp_count.fit(x_train_cv, y_train)</text:p>
      <text:p text:style-name="P5">y_train_pred_count = mlp_count.predict(x_train_cv)</text:p>
      <text:p text:style-name="P20">```</text:p>
      <text:p text:style-name="P20"/>
      <text:p text:style-name="P20">```</text:p>
      <text:p text:style-name="P5">mlp_tfidf = MLPClassifier(hidden_layer_sizes=(100,), max_iter=100, solver='adam', random_state=1)</text:p>
      <text:p text:style-name="P19">mlp_tfidf.fit(x_train_tfidf, y_train)</text:p>
      <text:p text:style-name="P5">y_train_pred_tfidf = mlp_tfidf.predict(x_train_tfidf)</text:p>
      <text:p text:style-name="P20">```</text:p>
      <text:p text:style-name="P20"/>
      <text:p text:style-name="P20">```</text:p>
      <text:p text:style-name="P5">mlp_onehot = MLPClassifier(hidden_layer_sizes=(100,), max_iter=100, solver='adam', random_state=1)</text:p>
      <text:p text:style-name="P19">mlp_onehot.fit(x_train_cv, y_train) </text:p>
      <text:p text:style-name="P5">y_train_pred_onehot = mlp_onehot.predict(x_train_cv)</text:p>
      <text:p text:style-name="P20">```</text:p>
      <text:p text:style-name="P20"/>
      <text:p text:style-name="P21">after make prediction on test set we get that the <text:span text:style-name="T7">accuracy</text:span> of <text:span text:style-name="T7">TF-IDF </text:span>is the highest with 0.8 while the two other models give 0.74 for each one, <text:span text:style-name="T14">for </text:span>the<text:span text:style-name="T14"> execution time that each models need to make prediction on the test set we get</text:span></text:p>
      <text:p text:style-name="P20"/>
      <text:p text:style-name="P22">```</text:p>
      <text:p text:style-name="P23">count vectorizer: 1.506387710571289 seconds</text:p>
      <text:p text:style-name="P23">tfidf vectorizer: 1.01865553855896 seconds</text:p>
      <text:p text:style-name="P23"><text:soft-page-break/>One-Hot Encoding: 1.5098521709442139 seconds</text:p>
      <text:p text:style-name="P24">```</text:p>
      <text:p text:style-name="P25">so, we get that tf-idf is the fas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7:16:47.076469746</meta:creation-date>
    <meta:generator>LibreOffice/24.8.4.2$Linux_X86_64 LibreOffice_project/480$Build-2</meta:generator>
    <dc:date>2025-02-22T00:44:44.389409661</dc:date>
    <meta:editing-duration>PT4H22M21S</meta:editing-duration>
    <meta:editing-cycles>14</meta:editing-cycles>
    <meta:document-statistic meta:table-count="0" meta:image-count="0" meta:object-count="0" meta:page-count="3" meta:paragraph-count="57" meta:word-count="443" meta:character-count="3445" meta:non-whitespace-character-count="2989"/>
  </office:meta>
</office:document-meta>
</file>